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E8FC25F380947D05.png" manifest:media-type="image/png"/>
  <manifest:file-entry manifest:full-path="Pictures/10000000000004B000000384CEB926260E50E6D8.png" manifest:media-type="image/png"/>
  <manifest:file-entry manifest:full-path="Pictures/10000000000004B0000003845B21B923F75469E4.png" manifest:media-type="image/png"/>
  <manifest:file-entry manifest:full-path="Pictures/10000000000004B0000003845378D3750EBE4F19.png" manifest:media-type="image/png"/>
  <manifest:file-entry manifest:full-path="Pictures/10000000000004B0000003841F5D55401822BAF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132cm" svg:y="0.296cm" svg:width="17cm" svg:height="12.749cm" draw:z-index="0"><draw:image xlink:href="Pictures/10000000000004B000000384CEB926260E50E6D8.png" xlink:type="simple" xlink:show="embed" xlink:actuate="onLoad" loext:mime-type="image/png"/></draw:frame><draw:frame draw:style-name="fr1" draw:name="Image2" text:anchor-type="paragraph" svg:x="0.132cm" svg:y="13.044cm" svg:width="17cm" svg:height="12.749cm" draw:z-index="1"><draw:image xlink:href="Pictures/10000000000004B0000003841F5D55401822BAFD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17cm" svg:height="12.749cm" draw:z-index="2"><draw:image xlink:href="Pictures/10000000000004B0000003845378D3750EBE4F1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12.749cm" draw:z-index="3"><draw:image xlink:href="Pictures/10000000000004B000000384E8FC25F380947D05.png" xlink:type="simple" xlink:show="embed" xlink:actuate="onLoad" loext:mime-type="image/png"/></draw:frame><draw:frame draw:style-name="fr1" draw:name="Image5" text:anchor-type="paragraph" svg:x="-0.132cm" svg:y="12.991cm" svg:width="17cm" svg:height="12.749cm" draw:z-index="4"><draw:image xlink:href="Pictures/10000000000004B0000003845B21B923F75469E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28T23:52:13.156864463</dc:date>
    <meta:editing-duration>PT3M3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</office:meta>
</office:document-meta>
</file>